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fo:language="en" fo:country="GB" officeooo:paragraph-rsid="001777ac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061f30" officeooo:paragraph-rsid="001777ac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fo:color="#000080" style:font-name="Liberation Serif" fo:font-size="12pt" fo:language="en" fo:country="GB" officeooo:rsid="00061f30" officeooo:paragraph-rsid="001ec9ce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11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rsid="001d182e" officeooo:paragraph-rsid="001d182e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officeooo:rsid="001d182e" officeooo:paragraph-rsid="0024d71d" style:letter-kerning="false" style:font-size-asian="12pt" style:font-name-complex="Courier New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5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6" style:family="paragraph" style:parent-style-name="Standard">
      <style:text-properties style:font-name="Liberation Serif" fo:font-size="12pt" fo:language="nl" fo:country="NL" officeooo:paragraph-rsid="001777ac" style:font-size-asian="12pt" style:font-size-complex="12pt"/>
    </style:style>
    <style:style style:name="P17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18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0" style:family="paragraph" style:parent-style-name="Standard">
      <style:text-properties style:font-name="Liberation Serif" fo:font-size="12pt" fo:font-weight="bold" officeooo:rsid="001ec9ce" officeooo:paragraph-rsid="001ec9ce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1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22" style:family="paragraph" style:parent-style-name="Standard">
      <style:text-properties style:font-name="Liberation Serif" fo:font-size="12pt" fo:language="en" fo:country="GB" officeooo:paragraph-rsid="001ec9ce" style:font-size-asian="12pt" style:font-size-complex="12pt"/>
    </style:style>
    <style:style style:name="P23" style:family="paragraph" style:parent-style-name="Standard">
      <style:text-properties style:font-name="Liberation Serif" fo:font-size="12pt" fo:language="en" fo:country="GB" fo:font-weight="bold" officeooo:paragraph-rsid="001777ac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4" style:family="paragraph" style:parent-style-name="Standard">
      <style:text-properties fo:color="#000000" style:font-name="Liberation Serif" fo:font-size="12pt" officeooo:rsid="001d182e" officeooo:paragraph-rsid="0024d71d" style:letter-kerning="false" style:font-size-asian="12pt" style:font-name-complex="Courier New" style:font-size-complex="12pt" style:language-complex="ar" style:country-complex="SA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24d71d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4795ff" officeooo:paragraph-rsid="0024d71d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text-properties style:font-name="Liberation Serif" fo:font-size="12pt" officeooo:rsid="001d182e" officeooo:paragraph-rsid="0024d71d" style:letter-kerning="false" style:font-size-asian="12pt" style:font-name-complex="Courier New" style:font-size-complex="12pt" style:language-complex="ar" style:country-complex="SA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weight="normal" officeooo:rsid="001ec9ce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80" fo:language="en" fo:country="GB" officeooo:rsid="00061f30"/>
    </style:style>
    <style:style style:name="T13" style:family="text">
      <style:text-properties fo:color="#000080" fo:language="en" fo:country="GB" officeooo:rsid="0012562e"/>
    </style:style>
    <style:style style:name="T14" style:family="text">
      <style:text-properties fo:color="#000080" fo:language="en" fo:country="GB" officeooo:rsid="00234935"/>
    </style:style>
    <style:style style:name="T15" style:family="text">
      <style:text-properties fo:color="#000080" fo:language="en" fo:country="GB" fo:font-style="normal" fo:font-weight="normal" officeooo:rsid="00061f30" style:font-style-asian="normal" style:font-weight-asian="normal" style:font-style-complex="normal" style:font-weight-complex="normal"/>
    </style:style>
    <style:style style:name="T16" style:family="text">
      <style:text-properties fo:color="#00008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17" style:family="text">
      <style:text-properties fo:color="#000080" officeooo:rsid="00061f30"/>
    </style:style>
    <style:style style:name="T18" style:family="text">
      <style:text-properties fo:color="#000080" officeooo:rsid="0012562e"/>
    </style:style>
    <style:style style:name="T19" style:family="text">
      <style:text-properties fo:color="#000080" officeooo:rsid="00061f30" style:letter-kerning="false" style:font-name-complex="Courier New" style:language-complex="ar" style:country-complex="SA"/>
    </style:style>
    <style:style style:name="T20" style:family="text">
      <style:text-properties fo:color="#000080" officeooo:rsid="0012562e" style:letter-kerning="false" style:font-name-complex="Courier New" style:language-complex="ar" style:country-complex="SA"/>
    </style:style>
    <style:style style:name="T21" style:family="text">
      <style:text-properties fo:color="#000080" officeooo:rsid="001ec9ce" style:letter-kerning="false" style:font-name-complex="Courier New" style:language-complex="ar" style:country-complex="SA"/>
    </style:style>
    <style:style style:name="T22" style:family="text">
      <style:text-properties fo:color="#000000" fo:language="en" fo:country="GB" officeooo:rsid="001d182e"/>
    </style:style>
    <style:style style:name="T23" style:family="text">
      <style:text-properties fo:color="#000000" fo:language="en" fo:country="GB" officeooo:rsid="0024d71d"/>
    </style:style>
    <style:style style:name="T24" style:family="text">
      <style:text-properties fo:color="#000000" fo:language="en" fo:country="GB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fo:language="en" fo:country="GB" fo:font-style="normal" fo:font-weight="normal" officeooo:rsid="0024d71d" style:font-style-asian="normal" style:font-weight-asian="normal" style:font-style-complex="normal" style:font-weight-complex="normal"/>
    </style:style>
    <style:style style:name="T26" style:family="text">
      <style:text-properties officeooo:rsid="0012562e"/>
    </style:style>
    <style:style style:name="T27" style:family="text">
      <style:text-properties officeooo:rsid="001d182e"/>
    </style:style>
    <style:style style:name="T28" style:family="text">
      <style:text-properties officeooo:rsid="001ec9ce"/>
    </style:style>
    <style:style style:name="T29" style:family="text">
      <style:text-properties officeooo:rsid="00212c3f"/>
    </style:style>
    <style:style style:name="T30" style:family="text">
      <style:text-properties officeooo:rsid="00230d44"/>
    </style:style>
    <style:style style:name="T31" style:family="text">
      <style:text-properties officeooo:rsid="00234935"/>
    </style:style>
    <style:style style:name="T32" style:family="text">
      <style:text-properties fo:language="en" fo:country="GB" officeooo:rsid="0012562e"/>
    </style:style>
    <style:style style:name="T33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officeooo:rsid="002604fc"/>
    </style:style>
    <style:style style:name="T35" style:family="text">
      <style:text-properties officeooo:rsid="0027596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EXAMPLE <text:span text:style-name="T27">4</text:span></text:p>
      <text:p text:style-name="P8"/>
      <text:p text:style-name="P9"><text:span text:style-name="T3">Instruction Memory’s </text:span><text:span text:style-name="T4">f</text:span><text:span text:style-name="T2">ile:</text:span> <text:span text:style-name="T1">5th_fig456_MemEx4/inst.rom</text:span></text:p>
      <text:p text:style-name="P9"/>
      <text:p text:style-name="P10">This Mips pipeline implementation can handle branchs (with "nop" put by compiler) and forward data hazards</text:p>
      <text:p text:style-name="P9"/>
      <text:p text:style-name="P9">The user should set initial register values (linear). No data values are required.</text:p>
      <text:p text:style-name="P18"/>
      <text:p text:style-name="P8"><text:span text:style-name="T2">Description:</text:span> A <text:span text:style-name="T7">simple</text:span> sequence of <text:span text:style-name="T34">five</text:span> instruction<text:span text:style-name="T1">s</text:span> with <text:span text:style-name="T34">no data</text:span> hazard.</text:p>
      <text:p text:style-name="P11"/>
      <text:p text:style-name="P27">ADD r1,r1,r1</text:p>
      <text:p text:style-name="P25">SLT <text:span text:style-name="T27">r2</text:span>, <text:span text:style-name="T27">r</text:span>15, <text:span text:style-name="T27">r</text:span>1 </text:p>
      <text:p text:style-name="P25">BEQ <text:span text:style-name="T27">r</text:span>2,<text:span text:style-name="T27">r</text:span>0, -3</text:p>
      <text:p text:style-name="P12">NOP</text:p>
      <text:p text:style-name="P12">NOP</text:p>
      <text:p text:style-name="P8"/>
      <text:p text:style-name="P19"><text:span text:style-name="T1">ADD r1,r1,r1</text:span><text:span text:style-name="T8"> – type R instruction</text:span></text:p>
      <text:p text:style-name="P14">opcode = 0 <text:s text:c="4"/>rs <text:span text:style-name="T5">= 1 <text:s text:c="4"/></text:span>rt <text:span text:style-name="T5">= 1 <text:s text:c="4"/></text:span>rd <text:span text:style-name="T5">= 1 <text:s text:c="4"/></text:span>sh = 0 <text:s text:c="4"/>func<text:span text:style-name="T5"> </text:span>= 32</text:p>
      <text:p text:style-name="P1">000000 <text:s text:c="10"/><text:span text:style-name="T5">00001 <text:s text:c="3"/>00001 <text:s text:c="2"/>00001</text:span> <text:s text:c="4"/>00000 <text:s text:c="4"/>100000</text:p>
      <text:p text:style-name="P4">0x<text:span text:style-name="T26">00210820</text:span></text:p>
      <text:p text:style-name="P8"/>
      <text:p text:style-name="P23"><text:span text:style-name="T28">SLT r2,r15,r1</text:span><text:span text:style-name="T8"> – type R instruction</text:span></text:p>
      <text:p text:style-name="P16">opcode = 0 <text:s text:c="4"/>rs <text:span text:style-name="T5">= 15 <text:s text:c="3"/></text:span>rt <text:span text:style-name="T5">= 1 <text:s text:c="4"/></text:span>rd <text:span text:style-name="T5">= 2 <text:s text:c="4"/></text:span>sh = 0 <text:s text:c="4"/>func<text:span text:style-name="T5"> </text:span>= <text:span text:style-name="T29">4</text:span>2</text:p>
      <text:p text:style-name="P3">000000 <text:s text:c="10"/><text:span text:style-name="T5">01111 <text:s text:c="4"/>00001 <text:s text:c="3"/>00010 <text:s text:c="3"/></text:span>00000 <text:s text:c="4"/>10<text:span text:style-name="T30">1</text:span>0<text:span text:style-name="T30">1</text:span>0</text:p>
      <text:p text:style-name="P6">0x<text:span text:style-name="T31">01E1102A</text:span></text:p>
      <text:p text:style-name="P8"/>
      <text:p text:style-name="P19"><text:span text:style-name="T28">BEQ r2,r0,-3</text:span><text:span text:style-name="T8"> – type </text:span><text:span text:style-name="T9">I</text:span><text:span text:style-name="T8"> instruction</text:span></text:p>
      <text:p text:style-name="P15">opcode = <text:span text:style-name="T35">4</text:span> <text:s text:c="4"/>rs <text:span text:style-name="T5">= 2 <text:s text:c="4"/></text:span>rt <text:span text:style-name="T5">= 0 <text:s text:c="4"/>imediate </text:span>= -<text:span text:style-name="T31">3</text:span></text:p>
      <text:p text:style-name="P2">000<text:span text:style-name="T31">1</text:span>00 <text:s text:c="10"/><text:span text:style-name="T5">00010 <text:s text:c="3"/>00000 <text:s text:c="2"/>1111111111111101</text:span></text:p>
      <text:p text:style-name="P5">0x<text:span text:style-name="T31">1</text:span>0<text:span text:style-name="T26">40FFFD</text:span></text:p>
      <text:p text:style-name="P21"/>
      <text:p text:style-name="P20">NOP </text:p>
      <text:p text:style-name="P22"><text:span text:style-name="T19">0x00</text:span><text:span text:style-name="T21">000000</text:span></text:p>
      <text:p text:style-name="P7"/>
      <text:p text:style-name="P20">NOP</text:p>
      <text:p text:style-name="P22"><text:span text:style-name="T19">0x00</text:span><text:span text:style-name="T21">00000</text:span><text:span text:style-name="T20">0</text:span></text:p>
      <text:p text:style-name="P21"/>
      <text:p text:style-name="P8">The <text:span text:style-name="T7">hexadecimal</text:span> code example is:</text:p>
      <text:p text:style-name="P11"/>
      <text:p text:style-name="P26"><text:span text:style-name="T27">ADD r1,r1,r1<text:tab/><text:tab/> – </text:span><text:span text:style-name="T17">0x</text:span><text:span text:style-name="T18">00210820</text:span></text:p>
      <text:p text:style-name="P26">SLT <text:span text:style-name="T27">r2</text:span>, <text:span text:style-name="T27">r</text:span>15, <text:span text:style-name="T27">r</text:span>1 <text:tab/><text:span text:style-name="T27"> – </text:span><text:span text:style-name="T12">0x</text:span><text:span text:style-name="T14">01E1102A</text:span></text:p>
      <text:p text:style-name="P26">BEQ <text:span text:style-name="T27">r</text:span>2,<text:span text:style-name="T27">r</text:span>0, -3<text:tab/><text:tab/><text:span text:style-name="T27"> – </text:span><text:span text:style-name="T12">0x</text:span><text:span text:style-name="T14">1</text:span><text:span text:style-name="T12">0</text:span><text:span text:style-name="T13">40FFFD</text:span></text:p>
      <text:p text:style-name="P13">NOP<text:tab/><text:tab/><text:tab/><text:span text:style-name="T11"> – </text:span><text:span text:style-name="T15">0x00</text:span><text:span text:style-name="T16">000000</text:span></text:p>
      <text:p text:style-name="P24"><text:span text:style-name="T32">NOP<text:tab/><text:tab/><text:tab/></text:span><text:span text:style-name="T33"> – </text:span><text:span text:style-name="T15">0x00</text:span><text:span text:style-name="T16">00000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text:soft-page-break/>Calculations check (with linear initial register values):</text:p>
      <text:p text:style-name="Standard"><text:span text:style-name="Default_20_Paragraph_20_Font"><text:span text:style-name="T6"/></text:span></text:p>
      <text:list xml:id="list6146252166846006178" text:style-name="L1">
        <text:list-item>
          <text:p text:style-name="P29"><text:span text:style-name="T27">ADD r1,r1,r1<text:tab/><text:tab/></text:span><text:span text:style-name="T22">– </text:span><text:span text:style-name="T23">R1 = 2</text:span></text:p>
        </text:list-item>
        <text:list-item>
          <text:p text:style-name="P29">SLT <text:span text:style-name="T27">r2</text:span>, <text:span text:style-name="T27">r</text:span>15, <text:span text:style-name="T27">r</text:span>1<text:tab/><text:span text:style-name="T22">– </text:span><text:span text:style-name="T23">R2 = 0</text:span></text:p>
        </text:list-item>
        <text:list-item>
          <text:p text:style-name="P29">BEQ <text:span text:style-name="T27">r</text:span>2,<text:span text:style-name="T27">r</text:span>0, -3<text:tab/><text:tab/><text:span text:style-name="T22">– </text:span><text:span text:style-name="T23">BACK TO THE FIRST INSTRUCTION</text:span></text:p>
        </text:list-item>
        <text:list-item>
          <text:p text:style-name="P30">NOP</text:p>
        </text:list-item>
        <text:list-item>
          <text:p text:style-name="P30"><text:span text:style-name="Default_20_Paragraph_20_Font"><text:span text:style-name="T10">NOP</text:span></text:span></text:p>
          <text:list>
            <text:list-item>
              <text:p text:style-name="P29"><text:span text:style-name="T27">ADD r1,r1,r1<text:tab/><text:tab/></text:span><text:span text:style-name="T22">– </text:span><text:span text:style-name="T23">R1 = 4</text:span></text:p>
            </text:list-item>
            <text:list-item>
              <text:p text:style-name="P29">SLT <text:span text:style-name="T27">r2</text:span>, <text:span text:style-name="T27">r</text:span>15, <text:span text:style-name="T27">r</text:span>1<text:tab/><text:span text:style-name="T22">– </text:span><text:span text:style-name="T23">R2 = 0</text:span></text:p>
            </text:list-item>
            <text:list-item>
              <text:p text:style-name="P29">BEQ <text:span text:style-name="T27">r</text:span>2,<text:span text:style-name="T27">r</text:span>0, -3<text:tab/><text:tab/><text:span text:style-name="T22">– </text:span><text:span text:style-name="T23">BACK TO THE FIRST INSTRUCTION</text:span></text:p>
            </text:list-item>
            <text:list-item>
              <text:p text:style-name="P30">NOP</text:p>
            </text:list-item>
            <text:list-item>
              <text:p text:style-name="P30"><text:span text:style-name="Default_20_Paragraph_20_Font"><text:span text:style-name="T10">NOP</text:span></text:span></text:p>
              <text:list>
                <text:list-item>
                  <text:p text:style-name="P29"><text:span text:style-name="T27">ADD r1,r1,r1<text:tab/><text:tab/></text:span><text:span text:style-name="T22">– </text:span><text:span text:style-name="T23">R1 = 8</text:span></text:p>
                </text:list-item>
                <text:list-item>
                  <text:p text:style-name="P29">SLT <text:span text:style-name="T27">r2</text:span>, <text:span text:style-name="T27">r</text:span>15, <text:span text:style-name="T27">r</text:span>1<text:tab/><text:span text:style-name="T22">– </text:span><text:span text:style-name="T23">R2 = 0</text:span></text:p>
                </text:list-item>
                <text:list-item>
                  <text:p text:style-name="P29">BEQ <text:span text:style-name="T27">r</text:span>2,<text:span text:style-name="T27">r</text:span>0, -3<text:tab/><text:tab/><text:span text:style-name="T22">– </text:span><text:span text:style-name="T23">BACK TO THE FIRST INSTRUCTION</text:span></text:p>
                </text:list-item>
                <text:list-item>
                  <text:p text:style-name="P30">NOP</text:p>
                </text:list-item>
                <text:list-item>
                  <text:p text:style-name="P30"><text:span text:style-name="Default_20_Paragraph_20_Font"><text:span text:style-name="T10">NOP</text:span></text:span></text:p>
                  <text:list>
                    <text:list-item>
                      <text:p text:style-name="P29"><text:span text:style-name="T27">ADD r1,r1,r1<text:tab/><text:tab/></text:span><text:span text:style-name="T22">– </text:span><text:span text:style-name="T23">R1 = 16</text:span></text:p>
                    </text:list-item>
                    <text:list-item>
                      <text:p text:style-name="P29">SLT <text:span text:style-name="T27">r2</text:span>, <text:span text:style-name="T27">r</text:span>15, <text:span text:style-name="T27">r</text:span>1<text:tab/><text:span text:style-name="T22">– </text:span><text:span text:style-name="T23">R2 = 0</text:span></text:p>
                    </text:list-item>
                    <text:list-item>
                      <text:p text:style-name="P29">BEQ <text:span text:style-name="T27">r</text:span>2,<text:span text:style-name="T27">r</text:span>0, -3<text:tab/><text:tab/><text:span text:style-name="T22">– </text:span><text:span text:style-name="T23">BRANCH IS NOT TAKEN</text:span></text:p>
                    </text:list-item>
                    <text:list-item>
                      <text:p text:style-name="P30">NOP</text:p>
                    </text:list-item>
                    <text:list-item>
                      <text:p text:style-name="P30"><text:span text:style-name="Default_20_Paragraph_20_Font"><text:span text:style-name="T10">NOP<text:tab/><text:tab/><text:tab/></text:span></text:span><text:span text:style-name="Default_20_Paragraph_20_Font"><text:span text:style-name="T24">– </text:span></text:span><text:span text:style-name="Default_20_Paragraph_20_Font"><text:span text:style-name="T25">END.</text:span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1T18:40:30.102072729</dc:date>
    <meta:editing-cycles>45</meta:editing-cycles>
    <meta:editing-duration>PT1H21M50S</meta:editing-duration>
    <meta:document-statistic meta:table-count="0" meta:image-count="0" meta:object-count="0" meta:page-count="2" meta:paragraph-count="53" meta:word-count="279" meta:character-count="1527" meta:non-whitespace-character-count="1163"/>
    <meta:template xlink:type="simple" xlink:actuate="onRequest" xlink:title="" xlink:href="Normal.dotm"/>
  </office:meta>
</office:document-meta>
</file>